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1.2688in"/>
    </style:style>
    <style:style style:name="Table1.B" style:family="table-column">
      <style:table-column-properties style:column-width="0.4736in"/>
    </style:style>
    <style:style style:name="Table1.C" style:family="table-column">
      <style:table-column-properties style:column-width="1.1972in"/>
    </style:style>
    <style:style style:name="Table1.D" style:family="table-column">
      <style:table-column-properties style:column-width="0.5604in"/>
    </style:style>
    <style:style style:name="Table1.E" style:family="table-column">
      <style:table-column-properties style:column-width="0.9354in"/>
    </style:style>
    <style:style style:name="Table1.F" style:family="table-column">
      <style:table-column-properties style:column-width="0.4444in"/>
    </style:style>
    <style:style style:name="Table1.G" style:family="table-column">
      <style:table-column-properties style:column-width="1.4347in"/>
    </style:style>
    <style:style style:name="Table1.H" style:family="table-column">
      <style:table-column-properties style:column-width="0.3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2pt" officeooo:rsid="001c9a63" officeooo:paragraph-rsid="001c9a63" style:font-name-asian="NSimSun" style:font-size-asian="12pt" style:font-name-complex="Liberation Mono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2pt" style:font-name-asian="NSimSun" style:font-size-asian="12pt" style:font-name-complex="Liberation Mono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2pt" officeooo:rsid="0020574b" officeooo:paragraph-rsid="0020574b" style:font-name-asian="NSimSun" style:font-size-asian="12pt" style:font-name-complex="Liberation Mono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officeooo:rsid="001ddb1e" officeooo:paragraph-rsid="001ddb1e" style:font-name-asian="NSimSun" style:font-size-asian="12pt" style:font-name-complex="Liberation Mono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officeooo:rsid="001ddb1e" officeooo:paragraph-rsid="0020574b" style:font-name-asian="NSimSun" style:font-size-asian="12pt" style:font-name-complex="Liberation Mono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officeooo:rsid="0029250d" officeooo:paragraph-rsid="0029250d" style:font-name-asian="NSimSun" style:font-size-asian="12pt" style:font-name-complex="Liberation Mono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officeooo:rsid="0029250d" officeooo:paragraph-rsid="004155f4" style:font-name-asian="NSimSun" style:font-size-asian="12pt" style:font-name-complex="Liberation Mono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2fe7ad" officeooo:paragraph-rsid="002fe7ad" style:font-name-asian="NSimSun" style:font-size-asian="12pt" style:font-name-complex="Liberation Mono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30a95a" officeooo:paragraph-rsid="0030a95a" style:font-name-asian="NSimSun" style:font-size-asian="12pt" style:font-name-complex="Liberation Mono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30a95a" officeooo:paragraph-rsid="003e94a4" style:font-name-asian="NSimSun" style:font-size-asian="12pt" style:font-name-complex="Liberation Mono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officeooo:rsid="003e94a4" officeooo:paragraph-rsid="003e94a4" style:font-name-asian="NSimSun" style:font-size-asian="12pt" style:font-name-complex="Liberation Mono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2pt" officeooo:rsid="004155f4" officeooo:paragraph-rsid="004155f4" style:font-name-asian="NSimSun" style:font-size-asian="12pt" style:font-name-complex="Liberation Mono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officeooo:rsid="0049fe38" officeooo:paragraph-rsid="0049fe38" style:font-name-asian="NSimSun" style:font-size-asian="12pt" style:font-name-complex="Liberation Mono" style:font-size-complex="12pt"/>
    </style:style>
    <style:style style:name="P14" style:family="paragraph" style:parent-style-name="Preformatted_20_Text">
      <style:text-properties style:font-name="Times New Roman" fo:font-size="12pt" style:font-size-asian="12pt" style:font-size-complex="12pt"/>
    </style:style>
    <style:style style:name="P15" style:family="paragraph" style:parent-style-name="Preformatted_20_Text">
      <style:text-properties style:font-name="Times New Roman" fo:font-size="12pt" officeooo:paragraph-rsid="0014f46a" style:font-size-asian="12pt" style:font-size-complex="12pt"/>
    </style:style>
    <style:style style:name="P16" style:family="paragraph" style:parent-style-name="Preformatted_20_Text">
      <style:text-properties style:font-name="Times New Roman" fo:font-size="12pt" officeooo:paragraph-rsid="001bae77" style:font-size-asian="12pt" style:font-size-complex="12pt"/>
    </style:style>
    <style:style style:name="P17" style:family="paragraph" style:parent-style-name="Preformatted_20_Text">
      <style:text-properties style:font-name="Times New Roman" fo:font-size="12pt" officeooo:paragraph-rsid="00194445" style:font-size-asian="12pt" style:font-size-complex="12pt"/>
    </style:style>
    <style:style style:name="P18" style:family="paragraph" style:parent-style-name="Preformatted_20_Text">
      <style:text-properties style:font-name="Times New Roman" fo:font-size="12pt" officeooo:paragraph-rsid="0017bd4f" style:font-size-asian="12pt" style:font-size-complex="12pt"/>
    </style:style>
    <style:style style:name="P19" style:family="paragraph" style:parent-style-name="Preformatted_20_Text">
      <style:text-properties style:font-name="Times New Roman" fo:font-size="12pt" officeooo:paragraph-rsid="00177e00" style:font-size-asian="12pt" style:font-size-complex="12pt"/>
    </style:style>
    <style:style style:name="P20" style:family="paragraph" style:parent-style-name="Preformatted_20_Text">
      <style:text-properties style:font-name="Times New Roman" fo:font-size="12pt" officeooo:paragraph-rsid="001c9a63" style:font-size-asian="12pt" style:font-size-complex="12pt"/>
    </style:style>
    <style:style style:name="P21" style:family="paragraph" style:parent-style-name="Preformatted_20_Text">
      <style:text-properties style:font-name="Times New Roman" fo:font-size="12pt" officeooo:paragraph-rsid="00243219" style:font-size-asian="12pt" style:font-size-complex="12pt"/>
    </style:style>
    <style:style style:name="P22" style:family="paragraph" style:parent-style-name="Preformatted_20_Text">
      <style:text-properties style:font-name="Times New Roman" fo:font-size="12pt" officeooo:paragraph-rsid="0025ede0" style:font-size-asian="12pt" style:font-size-complex="12pt"/>
    </style:style>
    <style:style style:name="P23" style:family="paragraph" style:parent-style-name="Preformatted_20_Text">
      <style:text-properties style:font-name="Times New Roman" fo:font-size="12pt" officeooo:paragraph-rsid="00270555" style:font-size-asian="12pt" style:font-size-complex="12pt"/>
    </style:style>
    <style:style style:name="P24" style:family="paragraph" style:parent-style-name="Preformatted_20_Text">
      <style:text-properties style:font-name="Times New Roman" fo:font-size="12pt" officeooo:paragraph-rsid="0027d4f0" style:font-size-asian="12pt" style:font-size-complex="12pt"/>
    </style:style>
    <style:style style:name="P25" style:family="paragraph" style:parent-style-name="Preformatted_20_Text">
      <style:text-properties style:font-name="Times New Roman" fo:font-size="12pt" officeooo:paragraph-rsid="0032824b" style:font-size-asian="12pt" style:font-size-complex="12pt"/>
    </style:style>
    <style:style style:name="P26" style:family="paragraph" style:parent-style-name="Preformatted_20_Text">
      <style:text-properties style:font-name="Times New Roman" fo:font-size="12pt" officeooo:paragraph-rsid="0039cde1" style:font-size-asian="12pt" style:font-size-complex="12pt"/>
    </style:style>
    <style:style style:name="P27" style:family="paragraph" style:parent-style-name="Preformatted_20_Text">
      <style:text-properties style:font-name="Times New Roman" fo:font-size="12pt" officeooo:paragraph-rsid="003d9dea" style:font-size-asian="12pt" style:font-size-complex="12pt"/>
    </style:style>
    <style:style style:name="P28" style:family="paragraph" style:parent-style-name="Preformatted_20_Text">
      <style:text-properties style:font-name="Times New Roman" fo:font-size="12pt" officeooo:paragraph-rsid="003f64f8" style:font-size-asian="12pt" style:font-size-complex="12pt"/>
    </style:style>
    <style:style style:name="P29" style:family="paragraph" style:parent-style-name="Preformatted_20_Text">
      <style:text-properties style:font-name="Times New Roman" fo:font-size="12pt" officeooo:rsid="00456be8" officeooo:paragraph-rsid="00456be8" style:font-size-asian="12pt" style:font-size-complex="12pt"/>
    </style:style>
    <style:style style:name="P30" style:family="paragraph" style:parent-style-name="Preformatted_20_Text">
      <style:paragraph-properties fo:text-align="center" style:justify-single-word="false"/>
      <style:text-properties style:font-name="Times New Roman" fo:font-size="12pt" officeooo:paragraph-rsid="001c9a63" style:font-name-asian="NSimSun" style:font-size-asian="12pt" style:font-name-complex="Liberation Mono" style:font-size-complex="12pt"/>
    </style:style>
    <style:style style:name="P31" style:family="paragraph" style:parent-style-name="Preformatted_20_Text">
      <style:paragraph-properties fo:text-align="center" style:justify-single-word="false"/>
      <style:text-properties style:font-name="Times New Roman" fo:font-size="12pt" officeooo:paragraph-rsid="001fd102" style:font-name-asian="NSimSun" style:font-size-asian="12pt" style:font-name-complex="Liberation Mono" style:font-size-complex="12pt"/>
    </style:style>
    <style:style style:name="P32" style:family="paragraph" style:parent-style-name="Preformatted_20_Text">
      <style:paragraph-properties fo:text-align="center" style:justify-single-word="false"/>
      <style:text-properties style:font-name="Times New Roman" fo:font-size="12pt" officeooo:paragraph-rsid="001ddb1e" style:font-name-asian="NSimSun" style:font-size-asian="12pt" style:font-name-complex="Liberation Mono" style:font-size-complex="12pt"/>
    </style:style>
    <style:style style:name="P33" style:family="paragraph" style:parent-style-name="Preformatted_20_Text">
      <style:paragraph-properties fo:text-align="center" style:justify-single-word="false"/>
      <style:text-properties style:font-name="Times New Roman" fo:font-size="12pt" officeooo:rsid="001c9a63" officeooo:paragraph-rsid="001c9a63" style:font-name-asian="NSimSun" style:font-size-asian="12pt" style:font-name-complex="Liberation Mono" style:font-size-complex="12pt"/>
    </style:style>
    <style:style style:name="P34" style:family="paragraph" style:parent-style-name="Preformatted_20_Text">
      <style:text-properties style:font-name="Times New Roman" fo:font-size="16pt" style:text-underline-style="solid" style:text-underline-width="auto" style:text-underline-color="font-color" style:font-size-asian="16pt" style:font-size-complex="16pt"/>
    </style:style>
    <style:style style:name="P35" style:family="paragraph" style:parent-style-name="Preformatted_20_Text">
      <style:text-properties style:font-name="Times New Roman" fo:font-size="15pt" style:font-size-asian="15pt" style:font-size-complex="15pt"/>
    </style:style>
    <style:style style:name="P36" style:family="paragraph" style:parent-style-name="Preformatted_20_Text">
      <style:text-properties style:font-name="Times New Roman" fo:font-size="13pt" style:font-size-asian="13pt" style:font-size-complex="13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2pt" officeooo:rsid="00501299" officeooo:paragraph-rsid="00501299" style:font-name-asian="NSimSun" style:font-size-asian="12pt" style:font-name-complex="Liberation Mono" style:font-size-complex="12pt"/>
    </style:style>
    <style:style style:name="P38" style:family="paragraph" style:parent-style-name="Preformatted_20_Text">
      <style:paragraph-properties fo:text-align="center" style:justify-single-word="false"/>
      <style:text-properties style:font-name="Times New Roman" fo:font-size="12pt" officeooo:rsid="0049fe38" officeooo:paragraph-rsid="0049fe38" style:font-name-asian="NSimSun" style:font-size-asian="12pt" style:font-name-complex="Liberation Mono" style:font-size-complex="12pt"/>
    </style:style>
    <style:style style:name="P39" style:family="paragraph" style:parent-style-name="Preformatted_20_Text">
      <style:paragraph-properties fo:text-align="center" style:justify-single-word="false"/>
      <style:text-properties style:font-name="Times New Roman" fo:font-size="12pt" officeooo:rsid="0049fe38" officeooo:paragraph-rsid="00501299" style:font-name-asian="NSimSun" style:font-size-asian="12pt" style:font-name-complex="Liberation Mono" style:font-size-complex="12pt"/>
    </style:style>
    <style:style style:name="T1" style:family="text">
      <style:text-properties officeooo:rsid="0014f46a"/>
    </style:style>
    <style:style style:name="T2" style:family="text">
      <style:text-properties officeooo:rsid="0016747f"/>
    </style:style>
    <style:style style:name="T3" style:family="text">
      <style:text-properties officeooo:rsid="0017bd4f"/>
    </style:style>
    <style:style style:name="T4" style:family="text">
      <style:text-properties officeooo:rsid="00194445"/>
    </style:style>
    <style:style style:name="T5" style:family="text">
      <style:text-properties officeooo:rsid="001bae77"/>
    </style:style>
    <style:style style:name="T6" style:family="text">
      <style:text-properties officeooo:rsid="001c9a63"/>
    </style:style>
    <style:style style:name="T7" style:family="text">
      <style:text-properties officeooo:rsid="001ddb1e"/>
    </style:style>
    <style:style style:name="T8" style:family="text">
      <style:text-properties officeooo:rsid="0020574b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officeooo:rsid="00197ae0"/>
    </style:style>
    <style:style style:name="T11" style:family="text">
      <style:text-properties officeooo:rsid="0020e5c2"/>
    </style:style>
    <style:style style:name="T12" style:family="text">
      <style:text-properties officeooo:rsid="00243219"/>
    </style:style>
    <style:style style:name="T13" style:family="text">
      <style:text-properties officeooo:rsid="0024535e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25ede0" style:font-size-asian="14pt" style:font-size-complex="14pt"/>
    </style:style>
    <style:style style:name="T16" style:family="text">
      <style:text-properties fo:font-size="14pt" officeooo:rsid="002b07f9" style:font-size-asian="14pt" style:font-size-complex="14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officeooo:rsid="0027d4f0"/>
    </style:style>
    <style:style style:name="T19" style:family="text">
      <style:text-properties officeooo:rsid="002fe7ad"/>
    </style:style>
    <style:style style:name="T20" style:family="text">
      <style:text-properties officeooo:rsid="0030a95a"/>
    </style:style>
    <style:style style:name="T21" style:family="text">
      <style:text-properties officeooo:rsid="0032824b"/>
    </style:style>
    <style:style style:name="T22" style:family="text">
      <style:text-properties officeooo:rsid="003307a9"/>
    </style:style>
    <style:style style:name="T23" style:family="text">
      <style:text-properties officeooo:rsid="00353594"/>
    </style:style>
    <style:style style:name="T24" style:family="text">
      <style:text-properties officeooo:rsid="00385dab"/>
    </style:style>
    <style:style style:name="T25" style:family="text">
      <style:text-properties officeooo:rsid="003f64f8"/>
    </style:style>
    <style:style style:name="T26" style:family="text">
      <style:text-properties officeooo:rsid="0048de07"/>
    </style:style>
    <style:style style:name="T27" style:family="text">
      <style:text-properties officeooo:rsid="0049fe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Language Specification:</text:p>
      <text:p text:style-name="P35"><text:s/>1 .Language Definition:</text:p>
      <text:p text:style-name="P14"><text:s text:c="2"/><text:span text:style-name="T14">1.1 Alphabet:</text:span></text:p>
      <text:p text:style-name="P22"><text:tab/>a. Upper (A-Z) and lower case letters (a-z) of the English alphabet</text:p>
      <text:p text:style-name="P14"><text:s text:c="5"/><text:tab/>b. Underline character '_';</text:p>
      <text:p text:style-name="P14"><text:s text:c="6"/><text:tab/>c. Decimal digits (0-9);</text:p>
      <text:p text:style-name="P14"><text:s text:c="2"/><text:span text:style-name="T15">1.2 </text:span><text:span text:style-name="T14">Lexic:</text:span></text:p>
      <text:p text:style-name="P14"><text:s text:c="6"/><text:span text:style-name="T17">a.Special symbols, representing</text:span>:</text:p>
      <text:p text:style-name="P14"><text:s text:c="9"/>- operators + - * / := &lt; &lt;= = &gt;= <text:span text:style-name="T19">lt le gt ge</text:span></text:p>
      <text:p text:style-name="P14"><text:s text:c="9"/>- separators [ ] { } <text:s/><text:span text:style-name="T24">( ) </text:span>: ; space</text:p>
      <text:p text:style-name="P15"><text:s text:c="9"/>- reserved words:</text:p>
      <text:p text:style-name="P15"><text:tab/><text:tab/>int <text:span text:style-name="T1">vector </text:span>cha<text:span text:style-name="T1">r </text:span>const</text:p>
      <text:p text:style-name="P16"><text:tab/><text:tab/><text:span text:style-name="T1">while</text:span> <text:span text:style-name="T5">do </text:span>if then else</text:p>
      <text:p text:style-name="P15"><text:tab/><text:tab/>of progra<text:span text:style-name="T1">m endprogram</text:span> var write read</text:p>
      <text:p text:style-name="P15"><text:tab/><text:tab/><text:span text:style-name="T7">lt gt le ge</text:span></text:p>
      <text:p text:style-name="P14"><text:s text:c="6"/><text:span text:style-name="T17">b.identifiers:</text:span></text:p>
      <text:p text:style-name="P14"><text:s text:c="11"/>-a sequence of letters and <text:s/>digits <text:span text:style-name="T24">of at most 8 characters and at least one letter</text:span>, such that the first charater is a letter; the rule is:</text:p>
      <text:p text:style-name="P17"><text:s text:c="13"/><text:span text:style-name="T3">&lt;</text:span>identifier<text:span text:style-name="T19">&gt;</text:span> = <text:span text:style-name="T4">&lt;</text:span>letter<text:span text:style-name="T4">&gt;</text:span> <text:span text:style-name="T4">[(&lt;</text:span>letter<text:span text:style-name="T3">&gt;|&lt;</text:span>digit<text:span text:style-name="T3">&gt;)] [(&lt;letter&gt;|&lt;digit&gt;)][(&lt;letter&gt;|&lt;digit&gt;)][(&lt;letter&gt;|&lt;digit&gt;)][(&lt;letter&gt;|&lt;digit&gt;)][(&lt;letter&gt;|&lt;digit&gt;)][(&lt;letter&gt;|&lt;digit&gt;)]</text:span></text:p>
      <text:p text:style-name="P18"><text:s text:c="13"/><text:span text:style-name="T3">&lt;</text:span>letter<text:span text:style-name="T3">&gt;</text:span> = "A" | "B" | ...| "Z" <text:span text:style-name="T24">| “a” | “b” | … | “z”</text:span></text:p>
      <text:p text:style-name="P14"><text:s text:c="13"/><text:span text:style-name="T2">&lt;</text:span>digit<text:span text:style-name="T2">&gt;</text:span> = "0" | "1" |...| "9"</text:p>
      <text:p text:style-name="P14"><text:tab/><text:span text:style-name="T20">&lt;nonzerodigit&gt; = “1” | “2” | … |”9”</text:span></text:p>
      <text:p text:style-name="P14"><text:s text:c="6"/><text:span text:style-name="T17">c.constants</text:span></text:p>
      <text:p text:style-name="P14"><text:s text:c="9"/>1.integer - rule:</text:p>
      <text:p text:style-name="P14"><text:s text:c="14"/><text:span text:style-name="T4">&lt;constnumber&gt;</text:span>= <text:span text:style-name="T2">[</text:span>+<text:span text:style-name="T2">]&lt;</text:span>n<text:span text:style-name="T2">umber&gt;</text:span> | -<text:span text:style-name="T4">&lt;</text:span>n<text:span text:style-name="T2">umber&gt;</text:span> </text:p>
      <text:p text:style-name="P19"><text:s text:c="14"/><text:span text:style-name="T10">&lt;number&gt;<text:tab/>= &lt;digit&gt; | &lt;nonzerodigit&gt;{&lt;digit&gt;}</text:span></text:p>
      <text:p text:style-name="P19"><text:tab/></text:p>
      <text:p text:style-name="P14"><text:s text:c="9"/>2.character</text:p>
      <text:p text:style-name="P14"><text:s text:c="13"/><text:span text:style-name="T4">&lt;</text:span>character<text:span text:style-name="T4">&gt;<text:tab/></text:span>=” ‘ “ <text:span text:style-name="T4">&lt;</text:span>letter<text:span text:style-name="T4">&gt;</text:span>|<text:span text:style-name="T4">&lt;</text:span>digit<text:span text:style-name="T4">&gt; “ ‘ “</text:span></text:p>
      <text:p text:style-name="P14"><text:s text:c="9"/>3.string</text:p>
      <text:p text:style-name="P14"><text:s text:c="14"/><text:span text:style-name="T4">&lt;</text:span>constchar<text:span text:style-name="T4">&gt; <text:tab/></text:span>= “<text:span text:style-name="T11">&lt;</text:span>string<text:span text:style-name="T11">&gt;”</text:span></text:p>
      <text:p text:style-name="P14"><text:s text:c="14"/><text:span text:style-name="T4">&lt;</text:span>string<text:span text:style-name="T4">&gt; <text:tab/></text:span>= <text:span text:style-name="T22">{&lt;</text:span>char<text:span text:style-name="T4">&gt;}</text:span></text:p>
      <text:p text:style-name="P14"><text:s text:c="14"/><text:span text:style-name="T4">&lt;</text:span>char<text:span text:style-name="T4">&gt; <text:tab/></text:span>= <text:s/><text:span text:style-name="T4">&lt;</text:span>letter<text:span text:style-name="T4">&gt; </text:span>| <text:span text:style-name="T4">&lt;</text:span>digit<text:span text:style-name="T4">&gt;</text:span></text:p>
      <text:p text:style-name="P14"><text:s/><text:span text:style-name="T16">1.3</text:span><text:span text:style-name="T14"> Syntax: <text:s text:c="2"/></text:span><text:span text:style-name="T9"><text:s/></text:span></text:p>
      <text:p text:style-name="P36">a) Sintactical rules:</text:p>
      <text:p text:style-name="P14"><text:s text:c="4"/><text:span text:style-name="T12">&lt;</text:span>program<text:span text:style-name="T12">&gt;</text:span><text:tab/>= "VAR" <text:span text:style-name="T18">&lt;</text:span>decllist<text:span text:style-name="T18">&gt;</text:span> ";" <text:span text:style-name="T18">&lt;</text:span>cmpdstmt<text:span text:style-name="T18">&gt;</text:span> "<text:span text:style-name="T27">ENDPROGRAM</text:span>"</text:p>
      <text:p text:style-name="P17"><text:s text:c="3"/><text:span text:style-name="T12">&lt;</text:span>decllist<text:span text:style-name="T12">&gt;</text:span> <text:s text:c="2"/><text:tab/>= <text:span text:style-name="T18">&lt;</text:span>declaration<text:span text:style-name="T18">&gt;</text:span> | <text:span text:style-name="T18">&lt;</text:span>declaration<text:span text:style-name="T18">&gt;</text:span> ";" <text:span text:style-name="T18">&lt;</text:span>decllist<text:span text:style-name="T18">&gt;</text:span></text:p>
      <text:p text:style-name="P26"><text:span text:style-name="T12">&lt;</text:span>declaration<text:span text:style-name="T12">&gt;</text:span> <text:tab/>= <text:span text:style-name="T18">&lt;identifier&gt;</text:span> <text:span text:style-name="T6">[</text:span>“,” <text:span text:style-name="T18">&lt;identifier&gt;]</text:span> ":" <text:span text:style-name="T18">&lt;</text:span>type<text:span text:style-name="T18">&gt;</text:span></text:p>
      <text:p text:style-name="P26"><text:span text:style-name="T12">&lt;</text:span>type<text:span text:style-name="T12">&gt;</text:span> <text:s text:c="3"/><text:tab/>= <text:span text:style-name="T18">&lt;primitiveType&gt;</text:span> | <text:span text:style-name="T18">&lt;vector</text:span>decl<text:span text:style-name="T18">&gt;</text:span></text:p>
      <text:p text:style-name="P21"><text:span text:style-name="T12">&lt;primitiveType&gt;</text:span> = "BOOLEAN" | "CHAR" | "INTEGER" </text:p>
      <text:p text:style-name="P24"><text:s text:c="2"/><text:span text:style-name="T12">&lt;vector</text:span>decl<text:span text:style-name="T12">&gt;</text:span><text:tab/>= "<text:span text:style-name="T4">VECTOR</text:span>" "[" <text:span text:style-name="T18">&lt;number&gt;</text:span> "]" "OF" <text:span text:style-name="T18">&lt;primitiveType&gt; </text:span></text:p>
      <text:p text:style-name="P21"><text:s text:c="3"/><text:span text:style-name="T12">&lt;</text:span>cmpdstmt<text:span text:style-name="T12">&gt;</text:span><text:tab/>= "BEGIN" <text:span text:style-name="T18">&lt;</text:span>stmtlist<text:span text:style-name="T18">&gt;</text:span> "END"</text:p>
      <text:p text:style-name="P21"><text:s text:c="3"/><text:span text:style-name="T12">&lt;</text:span>stmtlist<text:span text:style-name="T12">&gt;</text:span> <text:s text:c="2"/><text:tab/>= <text:span text:style-name="T18">&lt;</text:span>stmt<text:span text:style-name="T18">&gt;</text:span> | <text:span text:style-name="T18">&lt;</text:span>stmt<text:span text:style-name="T18">&gt;</text:span> ";" <text:span text:style-name="T18">&lt;</text:span>stmtlist<text:span text:style-name="T18">&gt;</text:span></text:p>
      <text:p text:style-name="P21"><text:s text:c="7"/><text:span text:style-name="T12">&lt;</text:span>stmt<text:span text:style-name="T12">&gt;</text:span> <text:s text:c="2"/><text:tab/>= <text:span text:style-name="T18">&lt;</text:span>simplstmt<text:span text:style-name="T18">&gt;</text:span> | <text:span text:style-name="T18">&lt;</text:span>structstmt<text:span text:style-name="T18">&gt;</text:span></text:p>
      <text:p text:style-name="P21"><text:s text:c="2"/><text:span text:style-name="T12">&lt;</text:span>simplstmt<text:span text:style-name="T12">&gt;</text:span> <text:tab/>= <text:span text:style-name="T18">&lt;</text:span>assignstmt<text:span text:style-name="T18">&gt;</text:span> | <text:span text:style-name="T18">&lt;</text:span>iostmt<text:span text:style-name="T18">&gt;</text:span></text:p>
      <text:p text:style-name="P27"><text:span text:style-name="T12">&lt;</text:span>structstmt<text:span text:style-name="T12">&gt;</text:span> <text:s/><text:tab/>= <text:span text:style-name="T18">&lt;</text:span>cmpdstmt<text:span text:style-name="T18">&gt;</text:span> | <text:span text:style-name="T18">&lt;</text:span>ifstmt<text:span text:style-name="T18">&gt;</text:span> | <text:span text:style-name="T18">&lt;</text:span>whilestmt<text:span text:style-name="T18">&gt;</text:span></text:p>
      <text:p text:style-name="P21"><text:soft-page-break/><text:s/><text:span text:style-name="T12">&lt;</text:span>assignstmt<text:span text:style-name="T12">&gt;</text:span> <text:tab/>= <text:span text:style-name="T18">&lt;</text:span>IDENTIFIER<text:span text:style-name="T18">&gt;</text:span> ":=" <text:span text:style-name="T18">&lt;</text:span>expression<text:span text:style-name="T18">&gt;</text:span></text:p>
      <text:p text:style-name="P21"><text:s/><text:span text:style-name="T12">&lt;</text:span>expression<text:span text:style-name="T12">&gt;</text:span> <text:tab/>= <text:span text:style-name="T18">&lt;</text:span>expression<text:span text:style-name="T18">&gt;</text:span> ("+" | "-") <text:span text:style-name="T18">&lt;</text:span>term<text:span text:style-name="T18">&gt;</text:span> | <text:span text:style-name="T18">&lt;</text:span>term<text:span text:style-name="T18">&gt;</text:span></text:p>
      <text:p text:style-name="P29"/>
      <text:p text:style-name="P21"><text:s text:c="7"/><text:span text:style-name="T12">&lt;</text:span>term<text:span text:style-name="T12">&gt;</text:span> <text:s text:c="2"/><text:tab/>= <text:span text:style-name="T18">&lt;</text:span>term<text:span text:style-name="T18">&gt;</text:span> <text:span text:style-name="T23">(</text:span>"*" <text:span text:style-name="T23">|”/”)</text:span> <text:span text:style-name="T18">&lt;</text:span>factor<text:span text:style-name="T18">&gt;</text:span> | <text:span text:style-name="T18">&lt;</text:span>factor<text:span text:style-name="T18">&gt;</text:span></text:p>
      <text:p text:style-name="P21"><text:s text:c="5"/><text:span text:style-name="T12">&lt;</text:span>factor<text:span text:style-name="T12">&gt;</text:span> <text:s text:c="2"/><text:tab/>= "(" <text:span text:style-name="T18">&lt;</text:span>expression<text:span text:style-name="T18">&gt;</text:span> ")" | <text:span text:style-name="T18">&lt;</text:span>IDENTIFIER<text:span text:style-name="T18">&gt; | &lt;constnumber&gt;</text:span></text:p>
      <text:p text:style-name="P25"><text:s text:c="5"/><text:span text:style-name="T12">&lt;</text:span>iostmt<text:span text:style-name="T12">&gt;</text:span> <text:s text:c="2"/><text:tab/>= "READ" "(" <text:span text:style-name="T18">&lt;</text:span>IDENTIFIER<text:span text:style-name="T18">&gt;</text:span> ")" | "WRITE" "(" <text:span text:style-name="T21">(&lt;</text:span>IDENTIFIER<text:span text:style-name="T18">&gt; | &lt;constannumber&gt;) | &lt;consthar&gt;</text:span> ")"</text:p>
      <text:p text:style-name="P21"><text:s text:c="5"/><text:span text:style-name="T12">&lt;</text:span>ifstmt<text:span text:style-name="T12">&gt;</text:span> <text:s text:c="2"/><text:tab/>= "IF" <text:span text:style-name="T18">&lt;</text:span>condition<text:span text:style-name="T18">&gt;</text:span> "THEN" <text:span text:style-name="T18">&lt;</text:span>stmt<text:span text:style-name="T18">&gt;</text:span> ["ELSE" <text:span text:style-name="T18">&lt;</text:span>stmt<text:span text:style-name="T18">&gt;</text:span>]</text:p>
      <text:p text:style-name="P21"><text:s text:c="2"/><text:span text:style-name="T12">&lt;</text:span>whilestmt<text:span text:style-name="T12">&gt;</text:span><text:tab/>= "WHILE" <text:span text:style-name="T18">&lt;</text:span>condition<text:span text:style-name="T18">&gt;</text:span> "DO" <text:span text:style-name="T18">&lt;</text:span>stmt<text:span text:style-name="T18">&gt; </text:span></text:p>
      <text:p text:style-name="P21"><text:s text:c="2"/><text:span text:style-name="T12">&lt;</text:span>condition<text:span text:style-name="T12">&gt;</text:span> <text:s/><text:tab/>= <text:span text:style-name="T7">[(“NOT”|”!”])</text:span> <text:span text:style-name="T18">&lt;</text:span>expression<text:span text:style-name="T18">&gt;</text:span> <text:span text:style-name="T26">&lt;</text:span>RELATION<text:span text:style-name="T26">&gt;</text:span> <text:span text:style-name="T18">&lt;</text:span>expression<text:span text:style-name="T18">&gt;</text:span> <text:span text:style-name="T7">[{(“AND” | “OR”) &lt;condition&gt;}]</text:span></text:p>
      <text:p text:style-name="P14">b) lexical rules:</text:p>
      <text:p text:style-name="P24"><text:s/><text:span text:style-name="T12">&lt;identifier&gt;</text:span> <text:tab/>= <text:span text:style-name="T4">&lt;</text:span>letter<text:span text:style-name="T4">&gt;</text:span> <text:span text:style-name="T4">[(&lt;</text:span>letter<text:span text:style-name="T3">&gt;|&lt;</text:span>digit<text:span text:style-name="T3">&gt;)] [(&lt;letter&gt;|&lt;digit&gt;)][(&lt;letter&gt;|&lt;digit&gt;)][(&lt;letter&gt;|&lt;digit&gt;)][(&lt;letter&gt;|&lt;digit&gt;)][(&lt;letter&gt;|&lt;digit&gt;)][(&lt;letter&gt;|&lt;digit&gt;)]</text:span></text:p>
      <text:p text:style-name="P28"><text:s text:c="5"/><text:span text:style-name="T12">&lt;</text:span>letter<text:span text:style-name="T12">&gt;</text:span> <text:tab/>= "A" | "B" | . ..| "Z" <text:span text:style-name="T24">| “a” | “b” | … | “z”</text:span></text:p>
      <text:p text:style-name="P14"><text:s text:c="6"/><text:span text:style-name="T12">&lt;</text:span>digit<text:span text:style-name="T12">&gt;</text:span> <text:tab/>= "0" | "1" |...| "9"</text:p>
      <text:p text:style-name="P14"><text:s text:c="3"/><text:span text:style-name="T13">&lt;</text:span>RELATION<text:span text:style-name="T13">&gt;</text:span> = "&lt;" | "&lt;=" | "=" | "!<text:span text:style-name="T8">=</text:span>" | "&gt;=" | "&gt;" <text:span text:style-name="T8">| “lt” | “le” | “gt” | “ge” </text:span></text:p>
      <text:p text:style-name="P14"/>
      <text:p text:style-name="P14"/>
      <text:p text:style-name="P14">The tokens are codified according to the following table:</text:p>
      <text:p text:style-name="P23">- identifiers <text:s text:c="2"/>- code <text:span text:style-name="T25">1</text:span></text:p>
      <text:p text:style-name="P23">- constants <text:s text:c="4"/>- code <text:span text:style-name="T25">2</text:span></text:p>
      <text:p text:style-name="P20">- reserved words: each word has its own code</text:p>
      <text:p text:style-name="P20">- operators: each operator has its own code</text:p>
      <text:p text:style-name="P20">- separators: each separator has its own code</text:p>
      <text:p text:style-name="P20">Codification:</text:p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30">Token type</text:p>
            </table:table-cell>
            <table:table-cell table:style-name="Table1.A1" office:value-type="string">
              <text:p text:style-name="P30">code</text:p>
            </table:table-cell>
            <table:table-cell table:style-name="Table1.A1" office:value-type="string">
              <text:p text:style-name="P30">Token type</text:p>
            </table:table-cell>
            <table:table-cell table:style-name="Table1.A1" office:value-type="string">
              <text:p text:style-name="P30">code</text:p>
            </table:table-cell>
            <table:table-cell table:style-name="Table1.A1" office:value-type="string">
              <text:p text:style-name="P30">Token type</text:p>
            </table:table-cell>
            <table:table-cell table:style-name="Table1.A1" office:value-type="string">
              <text:p text:style-name="P30">code</text:p>
            </table:table-cell>
            <table:table-cell table:style-name="Table1.A1" office:value-type="string">
              <text:p text:style-name="P31">Token type</text:p>
            </table:table-cell>
            <table:table-cell table:style-name="Table1.H1" office:value-type="string">
              <text:p text:style-name="P31">code</text:p>
            </table:table-cell>
          </table:table-row>
        </table:table-header-rows>
        <table:table-row>
          <table:table-cell table:style-name="Table1.A2" office:value-type="string">
            <text:p text:style-name="P30">identifier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32">write</text:p>
          </table:table-cell>
          <table:table-cell table:style-name="Table1.A2" office:value-type="string">
            <text:p text:style-name="P1">13</text:p>
          </table:table-cell>
          <table:table-cell table:style-name="Table1.A2" office:value-type="string">
            <text:p text:style-name="P2">.</text:p>
          </table:table-cell>
          <table:table-cell table:style-name="Table1.A2" office:value-type="string">
            <text:p text:style-name="P1">25</text:p>
          </table:table-cell>
          <table:table-cell table:style-name="Table1.A2" office:value-type="string">
            <text:p text:style-name="P5">: =</text:p>
          </table:table-cell>
          <table:table-cell table:style-name="Table1.H2" office:value-type="string">
            <text:p text:style-name="P3">37</text:p>
          </table:table-cell>
        </table:table-row>
        <table:table-row>
          <table:table-cell table:style-name="Table1.A2" office:value-type="string">
            <text:p text:style-name="P30">constant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32">for</text:p>
          </table:table-cell>
          <table:table-cell table:style-name="Table1.A2" office:value-type="string">
            <text:p text:style-name="P1">14</text:p>
          </table:table-cell>
          <table:table-cell table:style-name="Table1.A2" office:value-type="string">
            <text:p text:style-name="P4">+</text:p>
          </table:table-cell>
          <table:table-cell table:style-name="Table1.A2" office:value-type="string">
            <text:p text:style-name="P1">26</text:p>
          </table:table-cell>
          <table:table-cell table:style-name="Table1.A2" office:value-type="string">
            <text:p text:style-name="P5">=</text:p>
          </table:table-cell>
          <table:table-cell table:style-name="Table1.H2" office:value-type="string">
            <text:p text:style-name="P3">38</text:p>
          </table:table-cell>
        </table:table-row>
        <table:table-row>
          <table:table-cell table:style-name="Table1.A2" office:value-type="string">
            <text:p text:style-name="P30">program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32">to</text:p>
          </table:table-cell>
          <table:table-cell table:style-name="Table1.A2" office:value-type="string">
            <text:p text:style-name="P1">15</text:p>
          </table:table-cell>
          <table:table-cell table:style-name="Table1.A2" office:value-type="string">
            <text:p text:style-name="P2">*</text:p>
          </table:table-cell>
          <table:table-cell table:style-name="Table1.A2" office:value-type="string">
            <text:p text:style-name="P1">27</text:p>
          </table:table-cell>
          <table:table-cell table:style-name="Table1.A2" office:value-type="string">
            <text:p text:style-name="P3">&lt;</text:p>
          </table:table-cell>
          <table:table-cell table:style-name="Table1.H2" office:value-type="string">
            <text:p text:style-name="P3">39</text:p>
          </table:table-cell>
        </table:table-row>
        <table:table-row>
          <table:table-cell table:style-name="Table1.A2" office:value-type="string">
            <text:p text:style-name="P33">vector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32">do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4">(</text:p>
          </table:table-cell>
          <table:table-cell table:style-name="Table1.A2" office:value-type="string">
            <text:p text:style-name="P1">28</text:p>
          </table:table-cell>
          <table:table-cell table:style-name="Table1.A2" office:value-type="string">
            <text:p text:style-name="P3">&gt;</text:p>
          </table:table-cell>
          <table:table-cell table:style-name="Table1.H2" office:value-type="string">
            <text:p text:style-name="P3">40</text:p>
          </table:table-cell>
        </table:table-row>
        <table:table-row>
          <table:table-cell table:style-name="Table1.A2" office:value-type="string">
            <text:p text:style-name="P30">of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32">if</text:p>
          </table:table-cell>
          <table:table-cell table:style-name="Table1.A2" office:value-type="string">
            <text:p text:style-name="P1">17</text:p>
          </table:table-cell>
          <table:table-cell table:style-name="Table1.A2" office:value-type="string">
            <text:p text:style-name="P4">)</text:p>
          </table:table-cell>
          <table:table-cell table:style-name="Table1.A2" office:value-type="string">
            <text:p text:style-name="P1">29</text:p>
          </table:table-cell>
          <table:table-cell table:style-name="Table1.A2" office:value-type="string">
            <text:p text:style-name="P11">&gt;=</text:p>
          </table:table-cell>
          <table:table-cell table:style-name="Table1.H2" office:value-type="string">
            <text:p text:style-name="P6">41</text:p>
          </table:table-cell>
        </table:table-row>
        <table:table-row>
          <table:table-cell table:style-name="Table1.A2" office:value-type="string">
            <text:p text:style-name="P30">var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32">else</text:p>
          </table:table-cell>
          <table:table-cell table:style-name="Table1.A2" office:value-type="string">
            <text:p text:style-name="P1">18</text:p>
          </table:table-cell>
          <table:table-cell table:style-name="Table1.A2" office:value-type="string">
            <text:p text:style-name="P4">[</text:p>
          </table:table-cell>
          <table:table-cell table:style-name="Table1.A2" office:value-type="string">
            <text:p text:style-name="P1">30</text:p>
          </table:table-cell>
          <table:table-cell table:style-name="Table1.A2" office:value-type="string">
            <text:p text:style-name="P11">&lt;=</text:p>
          </table:table-cell>
          <table:table-cell table:style-name="Table1.H2" office:value-type="string">
            <text:p text:style-name="P8">42</text:p>
          </table:table-cell>
        </table:table-row>
        <table:table-row>
          <table:table-cell table:style-name="Table1.A2" office:value-type="string">
            <text:p text:style-name="P32">integer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32">and</text:p>
          </table:table-cell>
          <table:table-cell table:style-name="Table1.A2" office:value-type="string">
            <text:p text:style-name="P1">19</text:p>
          </table:table-cell>
          <table:table-cell table:style-name="Table1.A2" office:value-type="string">
            <text:p text:style-name="P4">]</text:p>
          </table:table-cell>
          <table:table-cell table:style-name="Table1.A2" office:value-type="string">
            <text:p text:style-name="P1">31</text:p>
          </table:table-cell>
          <table:table-cell table:style-name="Table1.A2" office:value-type="string">
            <text:p text:style-name="P37">space</text:p>
          </table:table-cell>
          <table:table-cell table:style-name="Table1.H2" office:value-type="string">
            <text:p text:style-name="P9">43</text:p>
          </table:table-cell>
        </table:table-row>
        <table:table-row>
          <table:table-cell table:style-name="Table1.A2" office:value-type="string">
            <text:p text:style-name="P32">real</text:p>
          </table:table-cell>
          <table:table-cell table:style-name="Table1.A2" office:value-type="string">
            <text:p text:style-name="P1">8</text:p>
          </table:table-cell>
          <table:table-cell table:style-name="Table1.A2" office:value-type="string">
            <text:p text:style-name="P32">or</text:p>
          </table:table-cell>
          <table:table-cell table:style-name="Table1.A2" office:value-type="string">
            <text:p text:style-name="P1">20</text:p>
          </table:table-cell>
          <table:table-cell table:style-name="Table1.A2" office:value-type="string">
            <text:p text:style-name="P2">-</text:p>
          </table:table-cell>
          <table:table-cell table:style-name="Table1.A2" office:value-type="string">
            <text:p text:style-name="P1">32</text:p>
          </table:table-cell>
          <table:table-cell table:style-name="Table1.A2" office:value-type="string">
            <text:p text:style-name="P39">ENDPROGRAM</text:p>
          </table:table-cell>
          <table:table-cell table:style-name="Table1.H2" office:value-type="string">
            <text:p text:style-name="P9">44</text:p>
          </table:table-cell>
        </table:table-row>
        <table:table-row>
          <table:table-cell table:style-name="Table1.A2" office:value-type="string">
            <text:p text:style-name="P32">boolean</text:p>
          </table:table-cell>
          <table:table-cell table:style-name="Table1.A2" office:value-type="string">
            <text:p text:style-name="P1">9</text:p>
          </table:table-cell>
          <table:table-cell table:style-name="Table1.A2" office:value-type="string">
            <text:p text:style-name="P32">not</text:p>
          </table:table-cell>
          <table:table-cell table:style-name="Table1.A2" office:value-type="string">
            <text:p text:style-name="P1">21</text:p>
          </table:table-cell>
          <table:table-cell table:style-name="Table1.A2" office:value-type="string">
            <text:p text:style-name="P4">lt</text:p>
          </table:table-cell>
          <table:table-cell table:style-name="Table1.A2" office:value-type="string">
            <text:p text:style-name="P1">33</text:p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9">45</text:p>
          </table:table-cell>
        </table:table-row>
        <table:table-row>
          <table:table-cell table:style-name="Table1.A2" office:value-type="string">
            <text:p text:style-name="P32">begin</text:p>
          </table:table-cell>
          <table:table-cell table:style-name="Table1.A2" office:value-type="string">
            <text:p text:style-name="P1">10</text:p>
          </table:table-cell>
          <table:table-cell table:style-name="Table1.A2" office:value-type="string">
            <text:p text:style-name="P2">:</text:p>
          </table:table-cell>
          <table:table-cell table:style-name="Table1.A2" office:value-type="string">
            <text:p text:style-name="P1">22</text:p>
          </table:table-cell>
          <table:table-cell table:style-name="Table1.A2" office:value-type="string">
            <text:p text:style-name="P4">gt</text:p>
          </table:table-cell>
          <table:table-cell table:style-name="Table1.A2" office:value-type="string">
            <text:p text:style-name="P1">34</text:p>
          </table:table-cell>
          <table:table-cell table:style-name="Table1.A2" office:value-type="string">
            <text:p text:style-name="P10"/>
          </table:table-cell>
          <table:table-cell table:style-name="Table1.H2" office:value-type="string">
            <text:p text:style-name="P12">46</text:p>
          </table:table-cell>
        </table:table-row>
        <table:table-row>
          <table:table-cell table:style-name="Table1.A2" office:value-type="string">
            <text:p text:style-name="P32">end</text:p>
          </table:table-cell>
          <table:table-cell table:style-name="Table1.A2" office:value-type="string">
            <text:p text:style-name="P1">11</text:p>
          </table:table-cell>
          <table:table-cell table:style-name="Table1.A2" office:value-type="string">
            <text:p text:style-name="P2">;</text:p>
          </table:table-cell>
          <table:table-cell table:style-name="Table1.A2" office:value-type="string">
            <text:p text:style-name="P1">23</text:p>
          </table:table-cell>
          <table:table-cell table:style-name="Table1.A2" office:value-type="string">
            <text:p text:style-name="P3">le</text:p>
          </table:table-cell>
          <table:table-cell table:style-name="Table1.A2" office:value-type="string">
            <text:p text:style-name="P1">35</text:p>
          </table:table-cell>
          <table:table-cell table:style-name="Table1.A2" office:value-type="string">
            <text:p text:style-name="P7"><text:s/></text:p>
          </table:table-cell>
          <table:table-cell table:style-name="Table1.H2" office:value-type="string">
            <text:p text:style-name="P12">47</text:p>
          </table:table-cell>
        </table:table-row>
        <table:table-row>
          <table:table-cell table:style-name="Table1.A2" office:value-type="string">
            <text:p text:style-name="P32">read</text:p>
          </table:table-cell>
          <table:table-cell table:style-name="Table1.A2" office:value-type="string">
            <text:p text:style-name="P1">12</text:p>
          </table:table-cell>
          <table:table-cell table:style-name="Table1.A2" office:value-type="string">
            <text:p text:style-name="P2">,</text:p>
          </table:table-cell>
          <table:table-cell table:style-name="Table1.A2" office:value-type="string">
            <text:p text:style-name="P1">24</text:p>
          </table:table-cell>
          <table:table-cell table:style-name="Table1.A2" office:value-type="string">
            <text:p text:style-name="P5"><text:s/><text:span text:style-name="T8">ge</text:span></text:p>
          </table:table-cell>
          <table:table-cell table:style-name="Table1.A2" office:value-type="string">
            <text:p text:style-name="P1">36</text:p>
          </table:table-cell>
          <table:table-cell table:style-name="Table1.A2" office:value-type="string">
            <text:p text:style-name="P38"/>
          </table:table-cell>
          <table:table-cell table:style-name="Table1.H2" office:value-type="string">
            <text:p text:style-name="P13">48</text:p>
          </table:table-cell>
        </table:table-row>
      </table:table>
      <text:p text:style-name="P2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22:38:14.121000000</meta:creation-date>
    <dc:date>2018-10-24T00:14:32.369000000</dc:date>
    <meta:editing-duration>P2DT23M53S</meta:editing-duration>
    <meta:editing-cycles>31</meta:editing-cycles>
    <meta:generator>LibreOffice/6.0.4.2$Windows_X86_64 LibreOffice_project/9b0d9b32d5dcda91d2f1a96dc04c645c450872bf</meta:generator>
    <meta:document-statistic meta:table-count="1" meta:image-count="0" meta:object-count="0" meta:page-count="2" meta:paragraph-count="166" meta:word-count="526" meta:character-count="3362" meta:non-whitespace-character-count="2639"/>
  </office:meta>
</office:document-meta>
</file>